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8A658775C322A90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06cm, 10.506cm, 28.022cm, 10.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cm" svg:height="11.204cm" svg:x="0.7cm" svg:y="0.7cm">
          <draw:image xlink:href="Pictures/1000000000000BD000000FC08A658775C322A90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3:26.631493469</dc:date>
    <meta:editing-duration>PT2M4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